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717000029729DB3FFA9.svm" manifest:media-type=""/>
  <manifest:file-entry manifest:full-path="Pictures/20000009000086610000403E78292D11.svm" manifest:media-type=""/>
  <manifest:file-entry manifest:full-path="Pictures/20000009000086610000403ED6C46BE0.svm" manifest:media-type=""/>
  <manifest:file-entry manifest:full-path="Pictures/20000009000086610000403E005A1EF9.svm" manifest:media-type=""/>
  <manifest:file-entry manifest:full-path="Pictures/200000090000371700002972518DF18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dc2300" fo:font-size="15pt" fo:font-weight="normal" style:font-size-asian="13.1000003814697pt" style:font-weight-asian="normal" style:font-size-complex="15pt" style:font-weight-complex="normal"/>
    </style:style>
    <style:style style:name="P2" style:family="paragraph" style:parent-style-name="Standard">
      <style:text-properties fo:color="#dc2300" fo:font-size="20pt" fo:font-weight="bold" style:font-size-asian="20pt" style:font-weight-asian="bold" style:font-size-complex="2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1</text:p>
      <text:p text:style-name="Standard"><draw:frame draw:style-name="fr1" draw:name="graphics1" text:anchor-type="paragraph" svg:width="5.552in" svg:height="4.1772in" draw:z-index="0"><draw:image xlink:href="Pictures/200000090000371700002972518DF189.svm" xlink:type="simple" xlink:show="embed" xlink:actuate="onLoad"/></draw:frame></text:p>
      <text:p text:style-name="Standard"/>
      <text:p text:style-name="Standard"><draw:frame draw:style-name="fr1" draw:name="graphics2" text:anchor-type="paragraph" svg:width="5.552in" svg:height="4.1772in" draw:z-index="1"><draw:image xlink:href="Pictures/2000000900003717000029729DB3FFA9.svm" xlink:type="simple" xlink:show="embed" xlink:actuate="onLoad"/></draw:frame></text:p>
      <text:p text:style-name="Standard">Problem 3. a.</text:p>
      <text:p text:style-name="Standard"><draw:frame draw:style-name="fr2" draw:name="graphics3" text:anchor-type="paragraph" svg:width="6.9252in" svg:height="3.3102in" draw:z-index="2"><draw:image xlink:href="Pictures/20000009000086610000403E005A1EF9.svm" xlink:type="simple" xlink:show="embed" xlink:actuate="onLoad"/></draw:frame><text:soft-page-break/></text:p>
      <text:p text:style-name="Standard"><draw:frame draw:style-name="fr2" draw:name="graphics4" text:anchor-type="paragraph" svg:width="6.9252in" svg:height="3.3102in" draw:z-index="3"><draw:image xlink:href="Pictures/20000009000086610000403E78292D11.svm" xlink:type="simple" xlink:show="embed" xlink:actuate="onLoad"/></draw:frame>The estimated value converges, and the radius error goes to zero.</text:p>
      <text:p text:style-name="Standard"/>
      <text:p text:style-name="Standard">Problem 3.b.</text:p>
      <text:p text:style-name="Standard"/>
      <text:p text:style-name="Standard"><draw:frame draw:style-name="fr3" draw:name="graphics5" text:anchor-type="paragraph" svg:width="6.9252in" svg:height="3.3102in" draw:z-index="4"><draw:image xlink:href="Pictures/20000009000086610000403ED6C46BE0.svm" xlink:type="simple" xlink:show="embed" xlink:actuate="onLoad"/></draw:frame><text:soft-page-break/>The radius error does not converge to 0, the estimated path improperly converges to the true path. This model is insufficient for reconstructing the full state, and poor compared to that of part a.</text:p>
      <text:p text:style-name="Standard"/>
      <text:p text:style-name="Standard"/>
      <text:p text:style-name="P1">(3/4) 1a Steps not shown. Used code for grading (S.Q is wrong check solution)</text:p>
      <text:p text:style-name="P1">(3/4) 1b Wrong true state update. Check solution.</text:p>
      <text:p text:style-name="P1">(0/4) 2 Not done</text:p>
      <text:p text:style-name="P1">(8/8) 3a+b</text:p>
      <text:p text:style-name="P1"/>
      <text:p text:style-name="P2">Net 14/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22:47:28.53</meta:creation-date>
    <dc:date>2014-12-02T18:00:21</dc:date>
    <meta:editing-duration>PT1M22S</meta:editing-duration>
    <meta:editing-cycles>3</meta:editing-cycles>
    <meta:generator>LibreOffice/3.5$Linux_X86_64 LibreOffice_project/350m1$Build-2</meta:generator>
    <meta:document-statistic meta:table-count="0" meta:image-count="5" meta:object-count="0" meta:page-count="3" meta:paragraph-count="10" meta:word-count="82" meta:character-count="457" meta:non-whitespace-character-count="385"/>
  </office:meta>
</office:document-meta>
</file>